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2.812cm" svg:y1="9.042cm" svg:x2="12.8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custom-shape draw:style-name="gr9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805cm" svg:y1="2.021cm" svg:x2="24.453cm" svg:y2="2.0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22:38:28</dc:date>
    <dc:creator>Alberto Montresor</dc:creator>
    <meta:editing-duration>PT24M46S</meta:editing-duration>
    <meta:editing-cycles>5</meta:editing-cycles>
    <meta:generator>OpenOffice.org/3.3$Unix OpenOffice.org_project/330m20$Build-9567</meta:generator>
    <meta:document-statistic meta:object-count="15"/>
  </office:meta>
</office:document-meta>
</file>